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D200000047F23284F8A2492D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1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741cm"/>
    </style:style>
    <style:style style:name="Table3.B" style:family="table-column">
      <style:table-column-properties style:column-width="1.473cm"/>
    </style:style>
    <style:style style:name="Table3.C" style:family="table-column">
      <style:table-column-properties style:column-width="1.877cm"/>
    </style:style>
    <style:style style:name="Table3.D" style:family="table-column">
      <style:table-column-properties style:column-width="1.875cm"/>
    </style:style>
    <style:style style:name="Table3.E" style:family="table-column">
      <style:table-column-properties style:column-width="1.766cm"/>
    </style:style>
    <style:style style:name="Table3.F" style:family="table-column">
      <style:table-column-properties style:column-width="3.175cm"/>
    </style:style>
    <style:style style:name="Table3.G" style:family="table-column">
      <style:table-column-properties style:column-width="1.588cm"/>
    </style:style>
    <style:style style:name="Table3.H" style:family="table-column">
      <style:table-column-properties style:column-width="1.905cm"/>
    </style:style>
    <style:style style:name="Table3.I" style:family="table-column">
      <style:table-column-properties style:column-width="1.614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402cm"/>
    </style:style>
    <style:style style:name="Table3.A2" style:family="table-cell">
      <style:table-cell-properties style:vertical-align="middle"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4" style:family="table-row">
      <style:table-row-properties style:min-row-height="0.804cm"/>
    </style:style>
    <style:style style:name="Table3.A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10" style:family="table-row">
      <style:table-row-properties style:min-row-height="0.201cm"/>
    </style:style>
    <style:style style:name="Table3.A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17" style:family="table-row">
      <style:table-row-properties style:min-row-height="0.868cm"/>
    </style:style>
    <style:style style:name="Table3.A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30e4a15" officeooo:paragraph-rsid="030e4a15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277f717" officeooo:paragraph-rsid="02f2bf04"/>
    </style:style>
    <style:style style:name="P12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13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14" style:family="paragraph" style:parent-style-name="Table_20_Contents">
      <style:paragraph-properties fo:text-align="center" style:justify-single-word="false"/>
      <style:text-properties fo:font-weight="normal" officeooo:rsid="0277f717" officeooo:paragraph-rsid="02ea2195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weight="normal" officeooo:rsid="02ea2195" officeooo:paragraph-rsid="02ea2195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weight="normal" officeooo:rsid="02ecfb36" officeooo:paragraph-rsid="02ecfb36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3110823" officeooo:paragraph-rsid="03110823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officeooo:rsid="02f637d6" officeooo:paragraph-rsid="02f637d6"/>
    </style:style>
    <style:style style:name="P19" style:family="paragraph" style:parent-style-name="Table_20_Contents">
      <style:paragraph-properties fo:text-align="center" style:justify-single-word="false"/>
      <style:text-properties officeooo:rsid="02f82f0d" officeooo:paragraph-rsid="02f82f0d"/>
    </style:style>
    <style:style style:name="P20" style:family="paragraph" style:parent-style-name="Table_20_Contents">
      <style:paragraph-properties fo:text-align="center" style:justify-single-word="false"/>
      <style:text-properties officeooo:rsid="02ff89b5" officeooo:paragraph-rsid="02ff89b5"/>
    </style:style>
    <style:style style:name="P21" style:family="paragraph" style:parent-style-name="Table_20_Contents">
      <style:paragraph-properties fo:text-align="center" style:justify-single-word="false"/>
      <style:text-properties officeooo:rsid="026ec750" officeooo:paragraph-rsid="02f2bf04"/>
    </style:style>
    <style:style style:name="P22" style:family="paragraph" style:parent-style-name="Table_20_Contents">
      <style:paragraph-properties fo:text-align="center" style:justify-single-word="false"/>
      <style:text-properties officeooo:rsid="03015f82" officeooo:paragraph-rsid="03015f82"/>
    </style:style>
    <style:style style:name="P23" style:family="paragraph" style:parent-style-name="Table_20_Contents">
      <style:paragraph-properties fo:text-align="center" style:justify-single-word="false"/>
      <style:text-properties officeooo:rsid="030b3399" officeooo:paragraph-rsid="030b3399"/>
    </style:style>
    <style:style style:name="P24" style:family="paragraph" style:parent-style-name="Table_20_Contents">
      <style:paragraph-properties fo:text-align="justify" style:justify-single-word="false"/>
      <style:text-properties fo:font-size="10.5pt" fo:font-weight="normal" officeooo:rsid="0277f717" officeooo:paragraph-rsid="027bedb0" style:font-size-asian="10.5pt" style:font-weight-asian="normal" style:font-size-complex="10.5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fo:font-size="10.5pt" officeooo:rsid="0277f717" officeooo:paragraph-rsid="027bedb0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officeooo:rsid="03110823" officeooo:paragraph-rsid="03110823"/>
    </style:style>
    <style:style style:name="P27" style:family="paragraph" style:parent-style-name="Table_20_Contents">
      <style:paragraph-properties fo:text-align="center" style:justify-single-word="false"/>
      <style:text-properties officeooo:rsid="0311577b" officeooo:paragraph-rsid="0311577b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center" style:justify-single-word="false"/>
      <style:text-properties officeooo:rsid="02f637d6" officeooo:paragraph-rsid="02f637d6"/>
    </style:style>
    <style:style style:name="P30" style:family="paragraph" style:parent-style-name="Standard">
      <style:paragraph-properties fo:text-align="center" style:justify-single-word="false"/>
      <style:text-properties officeooo:rsid="02f82f0d" officeooo:paragraph-rsid="02f82f0d"/>
    </style:style>
    <style:style style:name="P31" style:family="paragraph" style:parent-style-name="Standard">
      <style:paragraph-properties fo:text-align="center" style:justify-single-word="false"/>
      <style:text-properties officeooo:rsid="02ff89b5" officeooo:paragraph-rsid="02ff89b5"/>
    </style:style>
    <style:style style:name="P32" style:family="paragraph" style:parent-style-name="Standard">
      <style:paragraph-properties fo:text-align="center" style:justify-single-word="false"/>
      <style:text-properties officeooo:rsid="030b3399" officeooo:paragraph-rsid="030b3399"/>
    </style:style>
    <style:style style:name="P33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34" style:family="paragraph" style:parent-style-name="Text_20_body">
      <style:text-properties style:use-window-font-color="true" loext:opacity="0%" style:font-name="Arial" fo:font-size="11pt" fo:font-weight="normal" officeooo:rsid="02bc3c32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104fe3" style:font-name-asian="Noto Sans CJK SC Regular" style:font-size-asian="14pt" style:font-weight-asian="bold" style:font-name-complex="FreeSans1" style:font-size-complex="14pt" style:font-weight-complex="bold"/>
    </style:style>
    <style:style style:name="P36" style:family="paragraph" style:parent-style-name="Standard">
      <style:paragraph-properties fo:text-align="center" style:justify-single-word="false"/>
      <style:text-properties officeooo:rsid="03131e7d" officeooo:paragraph-rsid="03131e7d"/>
    </style:style>
    <style:style style:name="P37" style:family="paragraph" style:parent-style-name="Standard">
      <style:paragraph-properties fo:text-align="center" style:justify-single-word="false"/>
      <style:text-properties officeooo:rsid="03138abd" officeooo:paragraph-rsid="03138abd"/>
    </style:style>
    <style:style style:name="P38" style:family="paragraph" style:parent-style-name="Standard">
      <style:paragraph-properties fo:text-align="center" style:justify-single-word="false"/>
      <style:text-properties officeooo:rsid="03153aa3" officeooo:paragraph-rsid="03153aa3"/>
    </style:style>
    <style:style style:name="P39" style:family="paragraph" style:parent-style-name="Standard">
      <style:paragraph-properties fo:text-align="center" style:justify-single-word="false"/>
      <style:text-properties officeooo:rsid="031b2c1e" officeooo:paragraph-rsid="031b2c1e"/>
    </style:style>
    <style:style style:name="P40" style:family="paragraph" style:parent-style-name="Standard">
      <style:paragraph-properties fo:text-align="center" style:justify-single-word="false"/>
      <style:text-properties officeooo:rsid="031b7307" officeooo:paragraph-rsid="031b7307"/>
    </style:style>
    <style:style style:name="P41" style:family="paragraph" style:parent-style-name="Table_20_Contents">
      <style:paragraph-properties fo:text-align="center" style:justify-single-word="false"/>
      <style:text-properties officeooo:rsid="03131e7d" officeooo:paragraph-rsid="03131e7d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2pt" officeooo:rsid="03153aa3" officeooo:paragraph-rsid="03153aa3" style:font-name-asian="Tahoma1" style:font-size-asian="12pt" style:font-name-complex="Liberation Sans1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2pt" officeooo:rsid="031b7307" officeooo:paragraph-rsid="031b7307" style:font-name-asian="Tahoma1" style:font-size-asian="12pt" style:font-name-complex="Liberation Sans1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officeooo:rsid="0316f0f8" officeooo:paragraph-rsid="0316f0f8"/>
    </style:style>
    <style:style style:name="P45" style:family="paragraph" style:parent-style-name="Table_20_Contents">
      <style:paragraph-properties fo:text-align="center" style:justify-single-word="false"/>
      <style:text-properties officeooo:rsid="0317ff1a" officeooo:paragraph-rsid="0317ff1a"/>
    </style:style>
    <style:style style:name="P46" style:family="paragraph" style:parent-style-name="Table_20_Contents">
      <style:paragraph-properties fo:text-align="center" style:justify-single-word="false"/>
      <style:text-properties officeooo:rsid="031b2c1e" officeooo:paragraph-rsid="031b2c1e"/>
    </style:style>
    <style:style style:name="P47" style:family="paragraph" style:parent-style-name="Table_20_Contents">
      <style:paragraph-properties fo:text-align="center" style:justify-single-word="false"/>
      <style:text-properties officeooo:rsid="031b7307" officeooo:paragraph-rsid="031b7307"/>
    </style:style>
    <style:style style:name="P48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f99625" style:font-size-asian="10pt" style:font-size-complex="10pt"/>
    </style:style>
    <style:style style:name="T8" style:family="text">
      <style:text-properties style:font-name="Arial1" fo:font-size="10pt" style:text-underline-style="none" officeooo:rsid="0269cb7a" style:font-size-asian="10pt" style:font-size-complex="10pt"/>
    </style:style>
    <style:style style:name="T9" style:family="text">
      <style:text-properties style:font-name="Arial1" fo:font-size="10pt" style:text-underline-style="none" officeooo:rsid="02e5f899" style:font-size-asian="10pt" style:font-size-complex="10pt"/>
    </style:style>
    <style:style style:name="T10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1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2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3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4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15" style:family="text">
      <style:text-properties style:use-window-font-color="true" loext:opacity="0%" style:font-name="Arial" fo:font-size="14pt" fo:font-weight="bold" officeooo:rsid="0306f595" style:font-name-asian="Noto Sans CJK SC Regular" style:font-size-asian="14pt" style:font-weight-asian="bold" style:font-name-complex="FreeSans1" style:font-size-complex="14pt" style:font-weight-complex="bold"/>
    </style:style>
    <style:style style:name="T16" style:family="text">
      <style:text-properties officeooo:rsid="02ea2195"/>
    </style:style>
    <style:style style:name="T17" style:family="text">
      <style:text-properties officeooo:rsid="02f1dd3d"/>
    </style:style>
    <style:style style:name="T18" style:family="text">
      <style:text-properties officeooo:rsid="02fc4e3e"/>
    </style:style>
    <style:style style:name="T19" style:family="text">
      <style:text-properties officeooo:rsid="0306f595"/>
    </style:style>
    <style:style style:name="T20" style:family="text">
      <style:text-properties officeooo:rsid="03086a39"/>
    </style:style>
    <style:style style:name="T21" style:family="text">
      <style:text-properties officeooo:rsid="03098b0f"/>
    </style:style>
    <style:style style:name="T22" style:family="text">
      <style:text-properties officeooo:rsid="030b3399"/>
    </style:style>
    <style:style style:name="T23" style:family="text">
      <style:text-properties officeooo:rsid="030c6771"/>
    </style:style>
    <style:style style:name="T24" style:family="text">
      <style:text-properties officeooo:rsid="030cd5f7"/>
    </style:style>
    <style:style style:name="T25" style:family="text">
      <style:text-properties officeooo:rsid="031108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1" text:is-list-header="true"><text:span text:style-name="T12">ACTIVIDADES UD</text:span><text:span text:style-name="T15">7</text:span><text:span text:style-name="T14"> - </text:span><text:span text:style-name="T13">SERVIDOR</text:span></text:h>
      <text:p text:style-name="P35">NOMBRE Y APELLIDOS: <text:span text:style-name="T25">Miguel Pozo Pérez</text:span></text:p>
      <text:p text:style-name="P33"><text:span text:style-name="T11">T</text:span><text:span text:style-name="T10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7">CE</text:p>
          </table:table-cell>
          <table:table-cell table:style-name="Table3.A1" office:value-type="string">
            <text:p text:style-name="P8">ACT<text:span text:style-name="T16">.</text:span></text:p>
          </table:table-cell>
          <table:table-cell table:style-name="Table3.A1" table:number-columns-spanned="2" office:value-type="string">
            <text:p text:style-name="P9">TAREA</text:p>
          </table:table-cell>
          <table:covered-table-cell/>
          <table:table-cell table:style-name="Table3.A1" office:value-type="string">
            <text:p text:style-name="P9">HECHO</text:p>
          </table:table-cell>
          <table:table-cell table:style-name="Table3.A1" office:value-type="string">
            <text:p text:style-name="P7">CALIFICACIÓN</text:p>
          </table:table-cell>
          <table:table-cell table:style-name="Table3.A1" table:number-columns-spanned="2" office:value-type="string">
            <text:p text:style-name="P10">IE</text:p>
          </table:table-cell>
          <table:covered-table-cell/>
          <table:table-cell table:style-name="Table3.I1" office:value-type="string">
            <text:p text:style-name="P7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14">RA<text:span text:style-name="T18">5</text:span><text:span text:style-name="T17">.h</text:span></text:p>
          </table:table-cell>
          <table:table-cell table:style-name="Table3.A2" table:number-rows-spanned="2" office:value-type="string">
            <text:p text:style-name="P14">UD<text:span text:style-name="T19">7</text:span>.1</text:p>
          </table:table-cell>
          <table:table-cell table:style-name="Table3.A2" table:number-rows-spanned="2" office:value-type="string">
            <text:p text:style-name="P15">a</text:p>
          </table:table-cell>
          <table:table-cell table:style-name="Table3.A2" table:number-rows-spanned="2" office:value-type="string">
            <text:p text:style-name="P16">10p</text:p>
          </table:table-cell>
          <table:table-cell table:style-name="Table3.A2" table:number-rows-spanned="2" office:value-type="string">
            <text:p text:style-name="P17">10</text:p>
          </table:table-cell>
          <table:table-cell table:style-name="Table3.A2" table:number-rows-spanned="2" office:value-type="string">
            <text:p text:style-name="P17">10</text:p>
          </table:table-cell>
          <table:table-cell table:style-name="Table3.A2" office:value-type="string">
            <text:p text:style-name="P24">I3 - 90%</text:p>
          </table:table-cell>
          <table:table-cell table:style-name="Table3.A2" office:value-type="string">
            <text:p text:style-name="P17">9</text:p>
          </table:table-cell>
          <table:table-cell table:style-name="Table3.I2" table:number-rows-spanned="2" office:value-type="string">
            <text:p text:style-name="P17">10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25">I6 - 10%</text:p>
          </table:table-cell>
          <table:table-cell table:style-name="Table3.A2" office:value-type="string">
            <text:p text:style-name="P17">1</text:p>
          </table:table-cell>
          <table:covered-table-cell/>
        </table:table-row>
        <table:table-row table:style-name="Table3.4">
          <table:table-cell table:style-name="Table3.A13" table:number-rows-spanned="4" office:value-type="string">
            <text:p text:style-name="P11">RA<text:span text:style-name="T18">5.</text:span><text:span text:style-name="T20">c</text:span></text:p>
          </table:table-cell>
          <table:table-cell table:style-name="Table3.B7" table:number-rows-spanned="4" office:value-type="string">
            <text:p text:style-name="P11">UD<text:span text:style-name="T19">7</text:span>.<text:span text:style-name="T18">2</text:span></text:p>
          </table:table-cell>
          <table:table-cell table:style-name="Table3.C4" office:value-type="string">
            <text:p text:style-name="P23">b</text:p>
          </table:table-cell>
          <table:table-cell table:style-name="Table3.D4" office:value-type="string">
            <text:p text:style-name="P18"><text:span text:style-name="T22">3</text:span>p</text:p>
          </table:table-cell>
          <table:table-cell table:style-name="Table3.E4" office:value-type="string">
            <text:p text:style-name="P26">3</text:p>
          </table:table-cell>
          <table:table-cell table:style-name="Table3.F7" table:number-rows-spanned="4" office:value-type="string">
            <text:p text:style-name="P42">10</text:p>
          </table:table-cell>
          <table:table-cell table:style-name="Table3.G7" table:number-rows-spanned="2" office:value-type="string">
            <text:p text:style-name="P24">I3 - 90%</text:p>
          </table:table-cell>
          <table:table-cell table:style-name="Table3.H7" table:number-rows-spanned="2" office:value-type="string">
            <text:p text:style-name="P46">9</text:p>
          </table:table-cell>
          <table:table-cell table:style-name="Table3.I7" table:number-rows-spanned="4" office:value-type="string">
            <text:p text:style-name="P46">10</text:p>
          </table:table-cell>
        </table:table-row>
        <table:table-row table:style-name="Table3.4">
          <table:covered-table-cell/>
          <table:covered-table-cell/>
          <table:table-cell table:style-name="Table3.C5" office:value-type="string">
            <text:p text:style-name="P32">c</text:p>
          </table:table-cell>
          <table:table-cell table:style-name="Table3.D5" office:value-type="string">
            <text:p text:style-name="P29"><text:span text:style-name="T22">3</text:span>p</text:p>
          </table:table-cell>
          <table:table-cell table:style-name="Table3.E5" office:value-type="string">
            <text:p text:style-name="P36">3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covered-table-cell/>
          <table:covered-table-cell/>
          <table:table-cell table:style-name="Table3.C6" office:value-type="string">
            <text:p text:style-name="P32">e</text:p>
          </table:table-cell>
          <table:table-cell table:style-name="Table3.D6" office:value-type="string">
            <text:p text:style-name="P18"><text:span text:style-name="T22">2</text:span>p</text:p>
          </table:table-cell>
          <table:table-cell table:style-name="Table3.E6" office:value-type="string">
            <text:p text:style-name="P37">2</text:p>
          </table:table-cell>
          <table:covered-table-cell/>
          <table:table-cell table:style-name="Table3.G7" table:number-rows-spanned="2" office:value-type="string">
            <text:p text:style-name="P24">I3 - 90%</text:p>
          </table:table-cell>
          <table:table-cell table:style-name="Table3.H7" table:number-rows-spanned="2" office:value-type="string">
            <text:p text:style-name="P39">1</text:p>
          </table:table-cell>
          <table:covered-table-cell/>
        </table:table-row>
        <table:table-row table:style-name="Table3.4">
          <table:covered-table-cell/>
          <table:covered-table-cell/>
          <table:table-cell table:style-name="Table3.C7" office:value-type="string">
            <text:p text:style-name="P32">j</text:p>
          </table:table-cell>
          <table:table-cell table:style-name="Table3.D7" office:value-type="string">
            <text:p text:style-name="P18"><text:span text:style-name="T22">2</text:span>p</text:p>
          </table:table-cell>
          <table:table-cell table:style-name="Table3.E7" office:value-type="string">
            <text:p text:style-name="P38">2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13" table:number-rows-spanned="6" office:value-type="string">
            <text:p text:style-name="P11">RA<text:span text:style-name="T17">6</text:span>.<text:span text:style-name="T20">f</text:span></text:p>
          </table:table-cell>
          <table:table-cell table:style-name="Table3.B13" table:number-rows-spanned="6" office:value-type="string">
            <text:p text:style-name="P11">UD<text:span text:style-name="T19">7</text:span>.<text:span text:style-name="T20">2</text:span></text:p>
          </table:table-cell>
          <table:table-cell table:style-name="Table3.C8" office:value-type="string">
            <text:p text:style-name="P12">a</text:p>
          </table:table-cell>
          <table:table-cell table:style-name="Table3.D8" office:value-type="string">
            <text:p text:style-name="P20"><text:span text:style-name="T22">3.5</text:span>p</text:p>
          </table:table-cell>
          <table:table-cell table:style-name="Table3.E8" office:value-type="string">
            <text:p text:style-name="P26">3.5</text:p>
          </table:table-cell>
          <table:table-cell table:style-name="Table3.F13" table:number-rows-spanned="6" office:value-type="string">
            <text:p text:style-name="P41">4.5</text:p>
          </table:table-cell>
          <table:table-cell table:style-name="Table3.G13" table:number-rows-spanned="3" office:value-type="string">
            <text:p text:style-name="P24">I3 - 90%</text:p>
          </table:table-cell>
          <table:table-cell table:style-name="Table3.H13" table:number-rows-spanned="3" office:value-type="string">
            <text:p text:style-name="P6"/>
          </table:table-cell>
          <table:table-cell table:style-name="Table3.I13" table:number-rows-spanned="6" office:value-type="string">
            <text:p text:style-name="P6"/>
          </table:table-cell>
        </table:table-row>
        <table:table-row table:style-name="Table3.4">
          <table:covered-table-cell/>
          <table:covered-table-cell/>
          <table:table-cell table:style-name="Table3.C9" office:value-type="string">
            <text:p text:style-name="P32">d</text:p>
          </table:table-cell>
          <table:table-cell table:style-name="Table3.D9" office:value-type="string">
            <text:p text:style-name="P20"><text:span text:style-name="T22">1</text:span>p</text:p>
          </table:table-cell>
          <table:table-cell table:style-name="Table3.E9" office:value-type="string">
            <text:p text:style-name="P36">1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covered-table-cell/>
          <table:covered-table-cell/>
          <table:table-cell table:style-name="Table3.C10" office:value-type="string">
            <text:p text:style-name="P32">f</text:p>
          </table:table-cell>
          <table:table-cell table:style-name="Table3.D13" office:value-type="string">
            <text:p text:style-name="P20"><text:span text:style-name="T22">2.5</text:span>p</text:p>
          </table:table-cell>
          <table:table-cell table:style-name="Table3.E10" office:value-type="string">
            <text:p text:style-name="P28"/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covered-table-cell/>
          <table:covered-table-cell/>
          <table:table-cell table:style-name="Table3.C11" office:value-type="string">
            <text:p text:style-name="P32">g</text:p>
          </table:table-cell>
          <table:table-cell table:style-name="Table3.D13" office:value-type="string">
            <text:p text:style-name="P23">1p</text:p>
          </table:table-cell>
          <table:table-cell table:style-name="Table3.E11" office:value-type="string">
            <text:p text:style-name="P28"/>
          </table:table-cell>
          <table:covered-table-cell/>
          <table:table-cell table:style-name="Table3.G13" table:number-rows-spanned="3" office:value-type="string">
            <text:p text:style-name="P25">I6 - 10%</text:p>
          </table:table-cell>
          <table:table-cell table:style-name="Table3.H13" table:number-rows-spanned="3" office:value-type="string">
            <text:p text:style-name="P28"/>
          </table:table-cell>
          <table:covered-table-cell/>
        </table:table-row>
        <table:table-row table:style-name="Table3.10">
          <table:covered-table-cell/>
          <table:covered-table-cell/>
          <table:table-cell table:style-name="Table3.C12" office:value-type="string">
            <text:p text:style-name="P32">h</text:p>
          </table:table-cell>
          <table:table-cell table:style-name="Table3.D13" office:value-type="string">
            <text:p text:style-name="P23">1p</text:p>
          </table:table-cell>
          <table:table-cell table:style-name="Table3.E12" office:value-type="string">
            <text:p text:style-name="P28"/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covered-table-cell/>
          <table:covered-table-cell/>
          <table:table-cell table:style-name="Table3.C13" office:value-type="string">
            <text:p text:style-name="P32">i</text:p>
          </table:table-cell>
          <table:table-cell table:style-name="Table3.D13" office:value-type="string">
            <text:p text:style-name="P23">1p</text:p>
          </table:table-cell>
          <table:table-cell table:style-name="Table3.E13" office:value-type="string">
            <text:p text:style-name="P28"/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15" table:number-rows-spanned="2" office:value-type="string">
            <text:p text:style-name="P11">RA<text:span text:style-name="T20">5</text:span>.<text:span text:style-name="T23">d</text:span></text:p>
          </table:table-cell>
          <table:table-cell table:style-name="Table3.B15" table:number-rows-spanned="2" office:value-type="string">
            <text:p text:style-name="P11">UD<text:span text:style-name="T19">7</text:span>.<text:span text:style-name="T20">3</text:span></text:p>
          </table:table-cell>
          <table:table-cell table:style-name="Table3.C14" office:value-type="string">
            <text:p text:style-name="P13">a</text:p>
          </table:table-cell>
          <table:table-cell table:style-name="Table3.D14" office:value-type="string">
            <text:p text:style-name="P19"><text:span text:style-name="T21">5</text:span>p</text:p>
          </table:table-cell>
          <table:table-cell table:style-name="Table3.E14" office:value-type="string">
            <text:p text:style-name="P27">5</text:p>
          </table:table-cell>
          <table:table-cell table:style-name="Table3.F15" table:number-rows-spanned="2" office:value-type="string">
            <text:p text:style-name="P43">10</text:p>
          </table:table-cell>
          <table:table-cell table:style-name="Table3.G15" office:value-type="string">
            <text:p text:style-name="P24">I3 - 90%</text:p>
          </table:table-cell>
          <table:table-cell table:style-name="Table3.H15" office:value-type="string">
            <text:p text:style-name="P47">9</text:p>
          </table:table-cell>
          <table:table-cell table:style-name="Table3.I15" table:number-rows-spanned="2" office:value-type="string">
            <text:p text:style-name="P47">10</text:p>
          </table:table-cell>
        </table:table-row>
        <table:table-row table:style-name="Table3.4">
          <table:covered-table-cell/>
          <table:covered-table-cell/>
          <table:table-cell table:style-name="Table3.C15" office:value-type="string">
            <text:p text:style-name="P31">b</text:p>
          </table:table-cell>
          <table:table-cell table:style-name="Table3.D15" office:value-type="string">
            <text:p text:style-name="P30"><text:span text:style-name="T21">5</text:span>p</text:p>
          </table:table-cell>
          <table:table-cell table:style-name="Table3.E15" office:value-type="string">
            <text:p text:style-name="P40">5</text:p>
          </table:table-cell>
          <table:covered-table-cell/>
          <table:table-cell table:style-name="Table3.G15" office:value-type="string">
            <text:p text:style-name="P25">I6 - 10%</text:p>
          </table:table-cell>
          <table:table-cell table:style-name="Table3.H15" office:value-type="string">
            <text:p text:style-name="P40">1</text:p>
          </table:table-cell>
          <table:covered-table-cell/>
        </table:table-row>
        <table:table-row table:style-name="Table3.4">
          <table:table-cell table:style-name="Table3.A19" table:number-rows-spanned="4" office:value-type="string">
            <text:p text:style-name="P21">RA<text:span text:style-name="T20">8</text:span></text:p>
          </table:table-cell>
          <table:table-cell table:style-name="Table3.B19" table:number-rows-spanned="4" office:value-type="string">
            <text:p text:style-name="P11">UD<text:span text:style-name="T19">7</text:span>.<text:span text:style-name="T24">4</text:span></text:p>
          </table:table-cell>
          <table:table-cell table:style-name="Table3.C16" office:value-type="string">
            <text:p text:style-name="P20">a</text:p>
          </table:table-cell>
          <table:table-cell table:style-name="Table3.D18" office:value-type="string">
            <text:p text:style-name="P22"><text:span text:style-name="T20">2</text:span>p</text:p>
          </table:table-cell>
          <table:table-cell table:style-name="Table3.E16" office:value-type="string">
            <text:p text:style-name="P47">2</text:p>
          </table:table-cell>
          <table:table-cell table:style-name="Table3.F19" table:number-rows-spanned="4" office:value-type="string">
            <text:p text:style-name="P43">10</text:p>
          </table:table-cell>
          <table:table-cell table:style-name="Table3.G17" table:number-rows-spanned="2" office:value-type="string">
            <text:p text:style-name="P24">I3 - 90%</text:p>
          </table:table-cell>
          <table:table-cell table:style-name="Table3.H17" table:number-rows-spanned="2" office:value-type="string">
            <text:p text:style-name="P47">9</text:p>
          </table:table-cell>
          <table:table-cell table:style-name="Table3.I19" table:number-rows-spanned="4" office:value-type="string">
            <text:p text:style-name="P47">10</text:p>
          </table:table-cell>
        </table:table-row>
        <table:table-row table:style-name="Table3.17">
          <table:covered-table-cell/>
          <table:covered-table-cell/>
          <table:table-cell table:style-name="Table3.C17" office:value-type="string">
            <text:p text:style-name="P20">b</text:p>
          </table:table-cell>
          <table:table-cell table:style-name="Table3.D18" office:value-type="string">
            <text:p text:style-name="P22"><text:span text:style-name="T20">1</text:span>p</text:p>
          </table:table-cell>
          <table:table-cell table:style-name="Table3.E17" office:value-type="string">
            <text:p text:style-name="P44">1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covered-table-cell/>
          <table:covered-table-cell/>
          <table:table-cell table:style-name="Table3.C18" office:value-type="string">
            <text:p text:style-name="P20">c</text:p>
          </table:table-cell>
          <table:table-cell table:style-name="Table3.D18" office:value-type="string">
            <text:p text:style-name="P22"><text:span text:style-name="T20">1</text:span>p</text:p>
          </table:table-cell>
          <table:table-cell table:style-name="Table3.E18" office:value-type="string">
            <text:p text:style-name="P45">1</text:p>
          </table:table-cell>
          <table:covered-table-cell/>
          <table:table-cell table:style-name="Table3.G19" table:number-rows-spanned="2" office:value-type="string">
            <text:p text:style-name="P24">I3 - 90%</text:p>
          </table:table-cell>
          <table:table-cell table:style-name="Table3.H19" table:number-rows-spanned="2" office:value-type="string">
            <text:p text:style-name="P40">1</text:p>
          </table:table-cell>
          <table:covered-table-cell/>
        </table:table-row>
        <table:table-row table:style-name="Table3.4">
          <table:covered-table-cell/>
          <table:covered-table-cell/>
          <table:table-cell table:style-name="Table3.C19" office:value-type="string">
            <text:p text:style-name="P20">d</text:p>
          </table:table-cell>
          <table:table-cell table:style-name="Table3.D19" office:value-type="string">
            <text:p text:style-name="P22"><text:span text:style-name="T20">6</text:span>p</text:p>
          </table:table-cell>
          <table:table-cell table:style-name="Table3.E19" office:value-type="string">
            <text:p text:style-name="P45">6</text:p>
          </table:table-cell>
          <table:covered-table-cell/>
          <table:covered-table-cell/>
          <table:covered-table-cell/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1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1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f99625" style:font-size-asian="10pt" style:font-size-complex="10pt"/>
    </style:style>
    <style:style style:name="MT8" style:family="text">
      <style:text-properties style:font-name="Arial1" fo:font-size="10pt" style:text-underline-style="none" officeooo:rsid="0269cb7a" style:font-size-asian="10pt" style:font-size-complex="10pt"/>
    </style:style>
    <style:style style:name="MT9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F23284F8A2492DCC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0</text:page-number><text:s/>de 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6</text:span><text:span text:style-name="MT8"> - SERVIDOR</text:span><text:span text:style-name="MT9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03T16:38:05.473938939</meta:creation-date>
    <meta:editing-duration>P4DT22H27M52S</meta:editing-duration>
    <meta:editing-cycles>615</meta:editing-cycles>
    <meta:generator>LibreOffice/7.0.1.2$Windows_X86_64 LibreOffice_project/7cbcfc562f6eb6708b5ff7d7397325de9e764452</meta:generator>
    <meta:initial-creator>Manuel Pérez Alfonso</meta:initial-creator>
    <dc:date>2023-12-10T10:31:05.288000000</dc:date>
    <meta:document-statistic meta:table-count="1" meta:image-count="1" meta:object-count="0" meta:page-count="1" meta:paragraph-count="98" meta:word-count="138" meta:character-count="696" meta:non-whitespace-character-count="413"/>
  </office:meta>
</office:document-meta>
</file>